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erkon visualisoija</text:p>
      <text:p text:style-name="Standard"/>
      <text:p text:style-name="Standard">Työn tarkoituksena on luoda verkkoalgoritmeja graafisesti havainnollistava ohjelma.</text:p>
      <text:p text:style-name="Standard">Työssä toteutan fysiikan mallinnukseen perustuvan algoritmin.</text:p>
      <text:p text:style-name="Standard">Syötteenä ohjelma saa satunnaisesti generoidun verkon, jonka generointiin käyttäjä voi vaikuttaa. Lisäksi jo aikaa riittää niin käyttäjä voi lisätä/poistaa/muokata solmuja ja kaaria sekä tallentaa ja lukea verkkoja tiedostosta.</text:p>
      <text:p text:style-name="Standard">Saadun verkon ohjelma piirtää näytölle käyttäen fysiikan mallinnusta. Verkon alkutila on satunnainen, mutta jos jää aikaa niin sen voi asettaa approksimaatiolla suhteellisen hyvään aloitus tilaan.</text:p>
      <text:p text:style-name="Standard">Tavoitteenani on optimoida fysiikan mallinnusta ja vähentää fysiikan mallinnuksen iteraatioiden lukumäärää, kuitenkin ylläpitäen hyvää lopputulosta. Optimointeja voi halutessaan säädell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Zen Hei" style:font-size-asian="24pt" style:font-weight-asian="bold" style:font-name-complex="Lohit Hindi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6T23:44:06.29</meta:creation-date>
    <dc:date>2013-06-06T19:01:37</dc:date>
    <meta:editing-duration>PT40S</meta:editing-duration>
    <meta:editing-cycles>2</meta:editing-cycles>
    <meta:generator>LibreOffice/3.5$Linux_X86_64 LibreOffice_project/350m1$Build-2</meta:generator>
    <dc:creator>Antti Karjalainen</dc:creator>
    <meta:document-statistic meta:table-count="0" meta:image-count="0" meta:object-count="0" meta:page-count="1" meta:paragraph-count="6" meta:word-count="90" meta:character-count="773" meta:non-whitespace-character-count="773"/>
  </office:meta>
</office:document-meta>
</file>